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iraMono-Regular" svg:font-family="FiraMono-Regular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4.625cm"/>
    </style:style>
    <style:style style:name="co3" style:family="table-column">
      <style:table-column-properties fo:break-before="auto" style:column-width="5.8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5cm" fo:break-before="auto" style:use-optimal-row-height="false"/>
    </style:style>
    <style:style style:name="ro3" style:family="table-row">
      <style:table-row-properties style:row-height="1.505cm" fo:break-before="auto" style:use-optimal-row-height="false"/>
    </style:style>
    <style:style style:name="ro4" style:family="table-row">
      <style:table-row-properties style:row-height="1.168cm" fo:break-before="auto" style:use-optimal-row-height="false"/>
    </style:style>
    <style:style style:name="ro5" style:family="table-row">
      <style:table-row-properties style:row-height="1.245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Verdana" fo:font-size="13pt" fo:language="en" fo:country="US" style:font-name-asian="Verdana" style:font-size-asian="13pt" style:language-asian="en" style:country-asian="US" style:font-name-complex="Verdana" style:font-size-complex="7.34999990463257pt" style:language-complex="en" style:country-complex="US"/>
    </style:style>
    <style:style style:name="ce4" style:family="table-cell" style:parent-style-name="Default">
      <style:table-cell-properties fo:wrap-option="wrap" fo:border="0.002cm solid #000000"/>
      <style:text-properties fo:color="#0d6701" style:font-name="FiraMono-Regular" fo:font-size="14pt" fo:language="en" fo:country="US" style:font-name-asian="FiraMono-Regular" style:font-size-asian="14pt" style:language-asian="en" style:country-asian="US" style:font-name-complex="FiraMono-Regular" style:font-size-complex="7.94999980926514pt" style:language-complex="en" style:country-complex="US"/>
    </style:style>
    <style:style style:name="ce5" style:family="table-cell" style:parent-style-name="Default">
      <style:table-cell-properties fo:wrap-option="wrap" fo:border="0.002cm solid #000000"/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>
            <text:p>js</text:p>
          </table:table-cell>
          <table:table-cell office:value-type="string">
            <text:p>php</text:p>
          </table:table-cell>
        </table:table-row>
        <table:table-row table:style-name="ro1">
          <table:table-cell office:value-type="string">
            <text:p>коммментарии</text:p>
          </table:table-cell>
          <table:table-cell office:value-type="string">
            <text:p>/**/</text:p>
          </table:table-cell>
          <table:table-cell office:value-type="string">
            <text:p>//, #</text:p>
          </table:table-cell>
        </table:table-row>
        <table:table-row table:style-name="ro2">
          <table:table-cell table:style-name="ce2" office:value-type="string">
            <text:p>объявление переменной</text:p>
          </table:table-cell>
          <table:table-cell office:value-type="string">
            <text:p>var x= 5;</text:p>
          </table:table-cell>
          <table:table-cell office:value-type="string">
            <text:p>$x = 5;</text:p>
          </table:table-cell>
        </table:table-row>
        <table:table-row table:style-name="ro3">
          <table:table-cell office:value-type="string">
            <text:p>операторы сравнения </text:p>
          </table:table-cell>
          <table:table-cell table:style-name="ce3" office:value-type="string">
            <text:p>==, !=, ===, !==, &gt;, &gt;=, &lt;, &lt;='</text:p>
          </table:table-cell>
          <table:table-cell office:value-type="string">
            <text:p>==, !=, =, !=, &gt;, &gt;=, &lt;, &lt;='</text:p>
          </table:table-cell>
        </table:table-row>
        <table:table-row table:style-name="ro4">
          <table:table-cell office:value-type="string">
            <text:p>арифметические операторы</text:p>
          </table:table-cell>
          <table:table-cell office:value-type="string">
            <text:p><text:s text:c="3"/>стандартные операторы'+,-.*,/,% '</text:p>
          </table:table-cell>
          <table:table-cell office:value-type="string">
            <text:p><text:s text:c="3"/>стандартные операторы'+,-.*,/,%</text:p>
          </table:table-cell>
        </table:table-row>
        <table:table-row table:style-name="ro1">
          <table:table-cell office:value-type="string">
            <text:p>константы</text:p>
          </table:table-cell>
          <table:table-cell table:number-columns-repeated="2" office:value-type="string">
            <text:p>const</text:p>
          </table:table-cell>
        </table:table-row>
        <table:table-row table:style-name="ro1">
          <table:table-cell office:value-type="string">
            <text:p>конструкции ветвления if</text:p>
          </table:table-cell>
          <table:table-cell office:value-type="string">
            <text:p>If , else if, else</text:p>
          </table:table-cell>
          <table:table-cell office:value-type="string">
            <text:p>if</text:p>
          </table:table-cell>
        </table:table-row>
        <table:table-row table:style-name="ro5">
          <table:table-cell office:value-type="string">
            <text:p>Конструкции цикла for …. while</text:p>
          </table:table-cell>
          <table:table-cell office:value-type="string">
            <text:p>for (var i = 0; i &lt; 3; i++) {</text:p>
            <text:p><text:s text:c="6"/>alert(i); // 0, 1, 2</text:p>
            <text:p><text:s text:c="4"/>}</text:p>
          </table:table-cell>
          <table:table-cell table:style-name="ce4" office:value-type="string">
            <text:p>for ($i = 1; $i &lt;= 10; $i++){echo $i;}</text:p>
          </table:table-cell>
        </table:table-row>
        <table:table-row table:style-name="ro1">
          <table:table-cell office:value-type="string">
            <text:p>массив </text:p>
          </table:table-cell>
          <table:table-cell office:value-type="string">
            <text:p>var a = []</text:p>
          </table:table-cell>
          <table:table-cell office:value-type="string">
            <text:p>$array = ['name' =&gt; 'ivan','age'=&gt;18];</text:p>
          </table:table-cell>
        </table:table-row>
        <table:table-row table:style-name="ro1">
          <table:table-cell office:value-type="string">
            <text:p>функции</text:p>
          </table:table-cell>
          <table:table-cell office:value-type="string">
            <text:p>function newFuction()</text:p>
          </table:table-cell>
          <table:table-cell table:style-name="ce5" office:value-type="string">
            <text:p><text:span text:style-name="T1">function newFuction()</text:span></text:p>
          </table:table-cell>
        </table:table-row>
        <table:table-row table:style-name="ro1">
          <table:table-cell office:value-type="string">
            <text:p>объявление класса</text:p>
          </table:table-cell>
          <table:table-cell table:number-columns-repeated="2" office:value-type="string">
            <text:p>class user{}</text:p>
          </table:table-cell>
        </table:table-row>
        <table:table-row table:style-name="ro6" table:number-rows-repeated="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Лист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iraMono-Regular" svg:font-family="FiraMono-Regular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.12.2017</text:date>, <text:time>18:50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Фомичев</meta:initial-creator>
    <meta:creation-date>2017-12-19T17:58:43</meta:creation-date>
    <dc:date>2017-12-19T18:50:09</dc:date>
    <dc:creator>Олег Фомичев</dc:creator>
    <meta:editing-duration>PT5M14S</meta:editing-duration>
    <meta:editing-cycles>1</meta:editing-cycles>
    <meta:document-statistic meta:table-count="3" meta:cell-count="32" meta:object-count="0"/>
    <meta:generator>OpenOffice/4.1.3$Unix OpenOffice.org_project/413m1$Build-9783</meta:generator>
  </office:meta>
</office:document-meta>
</file>